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paragraph-properties fo:text-align="center" style:justify-single-word="false"/>
    </style:style>
    <style:style style:name="P3" style:family="paragraph" style:parent-style-name="Standard" style:list-style-name="L11"/>
    <style:style style:name="P4" style:family="paragraph" style:parent-style-name="Standard" style:list-style-name="L12"/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</style:style>
    <style:style style:name="P17" style:family="paragraph" style:parent-style-name="Text_20_body">
      <style:paragraph-properties fo:break-before="pag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18182309906940623" text:style-name="L2">
        <text:list-item>
          <text:p text:style-name="P2">IDEAS PARA EL MULTIPLAYER</text:p>
        </text:list-item>
        <text:list-item>
          <text:p text:style-name="P1">Es como un mundo de ajedrez.</text:p>
        </text:list-item>
        <text:list-item>
          <text:p text:style-name="P1">Puedes enviar enemigos al mundo o partida enemigo, solo tienes que importar un archivo de tu oponente.</text:p>
        </text:list-item>
        <text:list-item>
          <text:p text:style-name="P1">Tienes el oponente de la historia, pero tambien tienes enemigos del caos que son los enemigos importados de la partida del oponente.</text:p>
        </text:list-item>
        <text:list-item>
          <text:p text:style-name="P1">Puedes levelear tus plantas para que ataquen al oponente o a otro jugador.</text:p>
        </text:list-item>
        <text:list-item>
          <text:p text:style-name="P1">Estas plantas generan caos que es el territorio que controla tu enemigo en la historia.</text:p>
        </text:list-item>
      </text:list>
      <text:p text:style-name="Standard"/>
      <text:p text:style-name="Standard"/>
      <text:p text:style-name="Standard"/>
      <text:p text:style-name="Standard"/>
      <text:p text:style-name="P5">REGIONS/LEVELS</text:p>
      <text:list xml:id="list1257987437683784093" text:style-name="L11">
        <text:list-item>
          <text:p text:style-name="P3">Latinoamerica</text:p>
        </text:list-item>
        <text:list-item>
          <text:p text:style-name="P3">Brazil</text:p>
        </text:list-item>
        <text:list-item>
          <text:p text:style-name="P3">USA</text:p>
        </text:list-item>
        <text:list-item>
          <text:p text:style-name="P3">Mexico</text:p>
        </text:list-item>
        <text:list-item>
          <text:p text:style-name="P3">Western Europe</text:p>
        </text:list-item>
        <text:list-item>
          <text:p text:style-name="P3">Russia</text:p>
        </text:list-item>
        <text:list-item>
          <text:p text:style-name="P3">China</text:p>
        </text:list-item>
        <text:list-item>
          <text:p text:style-name="P3">India</text:p>
        </text:list-item>
        <text:list-item>
          <text:p text:style-name="P3">Arabia</text:p>
        </text:list-item>
        <text:list-item>
          <text:p text:style-name="P3">Africa</text:p>
        </text:list-item>
        <text:list-item>
          <text:p text:style-name="P3">Japan/Korea</text:p>
        </text:list-item>
        <text:list-item>
          <text:p text:style-name="P3">Oceania</text:p>
        </text:list-item>
        <text:list-item>
          <text:p text:style-name="P3">Ice / Inuit</text:p>
        </text:list-item>
        <text:list-item>
          <text:p text:style-name="P3">Prehistoric</text:p>
        </text:list-item>
        <text:list-item>
          <text:p text:style-name="P3">Renaissance</text:p>
        </text:list-item>
        <text:list-item>
          <text:p text:style-name="P3">Roman</text:p>
        </text:list-item>
        <text:list-item>
          <text:p text:style-name="P3">Ancient Summer / Egypt</text:p>
        </text:list-item>
        <text:list-item>
          <text:p text:style-name="P3">Victorian / Steampunk</text:p>
        </text:list-item>
        <text:list-item>
          <text:p text:style-name="P3">Amerindian / Colonia</text:p>
        </text:list-item>
        <text:list-item>
          <text:p text:style-name="P3">Future</text:p>
        </text:list-item>
      </text:list>
      <text:p text:style-name="Standard"/>
      <text:p text:style-name="Standard">ELEMENTS OF REPETITION OF LEVELS</text:p>
      <text:list xml:id="list910423481448110307" text:style-name="L12">
        <text:list-item>
          <text:p text:style-name="P4">Normal (Intro)</text:p>
        </text:list-item>
        <text:list-item>
          <text:p text:style-name="P4">Hell</text:p>
        </text:list-item>
        <text:list-item>
          <text:p text:style-name="P4">Heaven / Gods</text:p>
        </text:list-item>
        <text:list-item>
          <text:p text:style-name="P4">Wood / Forest </text:p>
        </text:list-item>
        <text:list-item>
          <text:p text:style-name="P4">Metal / Ground</text:p>
        </text:list-item>
        <text:list-item>
          <text:p text:style-name="P4">Water / River</text:p>
        </text:list-item>
        <text:list-item>
          <text:p text:style-name="P4">Ice</text:p>
        </text:list-item>
        <text:list-item>
          <text:p text:style-name="P4">Town / Farm</text:p>
        </text:list-item>
        <text:list-item>
          <text:p text:style-name="P4">Air</text:p>
        </text:list-item>
        <text:list-item>
          <text:p text:style-name="P4">Mountain</text:p>
        </text:list-item>
        <text:list-item>
          <text:p text:style-name="P4">Grass / Flowers</text:p>
        </text:list-item>
      </text:list>
      <text:p text:style-name="Standard"/>
      <text:p text:style-name="P5"/>
      <text:p text:style-name="P6"><text:bookmark text:name="docs-internal-guid-802942c2-7fff-608e-681a-45ce7b18c208"/>EMOTIONS:</text:p>
      <text:list xml:id="list2891857220146633941" text:style-name="L3">
        <text:list-item>
          <text:list>
            <text:list-item>
              <text:p text:style-name="P8">Cute, JRPG, Story, Adventure.</text:p>
            </text:list-item>
            <text:list-item>
              <text:p text:style-name="P8">Casual</text:p>
            </text:list-item>
            <text:list-item>
              <text:p text:style-name="P8">Female friendly</text:p>
            </text:list-item>
          </text:list>
        </text:list-item>
        <text:list-item>
          <text:p text:style-name="P8">DATE AND TIME SYSTEM:</text:p>
          <text:list>
            <text:list-item>
              <text:p text:style-name="P8">Weather</text:p>
            </text:list-item>
            <text:list-item>
              <text:p text:style-name="P8">Hour of the day (morning, noon, afternoon, twilight, night)</text:p>
            </text:list-item>
            <text:list-item>
              <text:p text:style-name="P8">Date (7 days of week, 4 weeks of the month, 12 months) (23 pictures)</text:p>
            </text:list-item>
            <text:list-item>
              <text:p text:style-name="P8">Language (holydays, major languages + default)</text:p>
            </text:list-item>
          </text:list>
        </text:list-item>
        <text:list-item>
          <text:p text:style-name="P8">MONSTERS:</text:p>
          <text:list>
            <text:list-item>
              <text:p text:style-name="P8">Use the date to set a theme (procedural).</text:p>
            </text:list-item>
          </text:list>
        </text:list-item>
        <text:list-item>
          <text:p text:style-name="P8">RETENTION:</text:p>
          <text:list>
            <text:list-item>
              <text:p text:style-name="P8">Procedurally generate 365 levels path (one per day), like candy crush and final fantasy all the bravest.</text:p>
            </text:list-item>
            <text:list-item>
              <text:p text:style-name="P8">Use some leveling up system to avoid moving faster (depends on how much time of the day you have left) maybe add some crafting system to lock doors.</text:p>
            </text:list-item>
            <text:list-item>
              <text:p text:style-name="P8">Daily bonuses (depends on the hour of the day to unlock, morning, afternoon, twilight, noon).</text:p>
            </text:list-item>
            <text:list-item>
              <text:p text:style-name="P8">Food and stamina system (depends on the daily bonuses to continue -food-)</text:p>
            </text:list-item>
            <text:list-item>
              <text:p text:style-name="P8">Card collecting gacha system</text:p>
            </text:list-item>
            <text:list-item>
              <text:p text:style-name="P8">In game store (unlocks with selling loot -procedural-)</text:p>
            </text:list-item>
          </text:list>
        </text:list-item>
        <text:list-item>
          <text:p text:style-name="P8">GAMEPLAY:</text:p>
          <text:list>
            <text:list-item>
              <text:p text:style-name="P8">Breakout</text:p>
            </text:list-item>
            <text:list-item>
              <text:p text:style-name="P8">RPG (monsters with HP)</text:p>
            </text:list-item>
            <text:list-item>
              <text:p text:style-name="P8">Arcalon (3 magic types of attack, fire/wind, water/ice, earth/metal)</text:p>
            </text:list-item>
            <text:list-item>
              <text:p text:style-name="P8">Loot (Increase damage, resistance)</text:p>
            </text:list-item>
          </text:list>
        </text:list-item>
        <text:list-item>
          <text:p text:style-name="P8">MARKETING:</text:p>
          <text:list>
            <text:list-item>
              <text:p text:style-name="P8">Can post their gacha won cards on facebook, twitter and instagram</text:p>
            </text:list-item>
          </text:list>
        </text:list-item>
        <text:list-item>
          <text:p text:style-name="P8">INCOME:</text:p>
          <text:list>
            <text:list-item>
              <text:p text:style-name="P8">Banner (Vertical)</text:p>
            </text:list-item>
          </text:list>
        </text:list-item>
      </text:list>
      <text:p text:style-name="Standard"/>
      <text:p text:style-name="Standard"/>
      <text:p text:style-name="P5"/>
      <text:p text:style-name="P7"><text:bookmark text:name="docs-internal-guid-94cf2730-7fff-989c-7ac2-4f042e48866b"/><text:span text:style-name="T3">Story:</text:span><text:span text:style-name="T1"><text:line-break/><text:line-break/>Premise = Character (Pacifica/Rosa) Action (Save) Goal (Town)</text:span></text:p>
      <text:p text:style-name="Text_20_body"/>
      <text:list xml:id="list4655180611892664803" text:style-name="L4">
        <text:list-item>
          <text:p text:style-name="P9">Intro to the story = Rival (Lilith) open curse because she want her dad to conquer the world</text:p>
        </text:list-item>
        <text:list-item>
          <text:p text:style-name="P9">CALL TO ADVENTURE:</text:p>
          <text:list>
            <text:list-item>
              <text:p text:style-name="P9">Meet her sister</text:p>
            </text:list-item>
            <text:list-item>
              <text:p text:style-name="P9">Rival is jealous of sisters being so popular, she wants to teach them a lesson</text:p>
            </text:list-item>
            <text:list-item>
              <text:p text:style-name="P9">Rival will break seal of temple/church</text:p>
            </text:list-item>
          </text:list>
        </text:list-item>
        <text:list-item>
          <text:p text:style-name="P9">ARC 1: Elder tells the girls how to defeat evil</text:p>
          <text:list>
            <text:list-item>
              <text:p text:style-name="P9">Rival tell her dad is evil</text:p>
            </text:list-item>
            <text:list-item>
              <text:p text:style-name="P9">Know about elder in next town</text:p>
            </text:list-item>
            <text:list-item>
              <text:p text:style-name="P9">Meet hero (open new paths)</text:p>
            </text:list-item>
            <text:list-item>
              <text:p text:style-name="P9">Meet elder in other town</text:p>
            </text:list-item>
            <text:list-item>
              <text:p text:style-name="P9">Elder opens them a type of element attack (block it’s opposite)</text:p>
            </text:list-item>
            <text:list-item>
              <text:p text:style-name="P9">Elder gives basic spell/skill</text:p>
            </text:list-item>
          </text:list>
        </text:list-item>
        <text:list-item>
          <text:p text:style-name="P9">ARC 2: Portal to alternate Spirit world (elder told them the goddess would save the world)</text:p>
          <text:list>
            <text:list-item>
              <text:p text:style-name="P9">Fight sylphs</text:p>
            </text:list-item>
            <text:list-item>
              <text:p text:style-name="P9">Fight elementals</text:p>
            </text:list-item>
            <text:list-item>
              <text:p text:style-name="P9">Meet town / Go to meet king</text:p>
            </text:list-item>
            <text:list-item>
              <text:p text:style-name="P9">unlock tree (elixir to tree god)</text:p>
            </text:list-item>
          </text:list>
        </text:list-item>
        <text:list-item>
          <text:p text:style-name="P9">ARC 3: Final key Obtained in the dark realm</text:p>
          <text:list>
            <text:list-item>
              <text:p text:style-name="P9">Fight four dark kings</text:p>
            </text:list-item>
            <text:list-item>
              <text:p text:style-name="P9">Free dwarves</text:p>
            </text:list-item>
            <text:list-item>
              <text:p text:style-name="P9">Dwarves give you newer weapon</text:p>
            </text:list-item>
          </text:list>
        </text:list-item>
        <text:list-item>
          <text:p text:style-name="P9">CLIMAX: Final battle (Risk map based on pascal triangle level up x100)</text:p>
        </text:list-item>
        <text:list-item>
          <text:p text:style-name="P9">END: Evil is defeated</text:p>
          <text:list>
            <text:list-item>
              <text:p text:style-name="P9">World returns to normal.</text:p>
            </text:list-item>
          </text:list>
        </text:list-item>
      </text:list>
      <text:p text:style-name="Standard"/>
      <text:p text:style-name="Standard"/>
      <text:p text:style-name="P17"><text:bookmark text:name="docs-internal-guid-2bb7b765-7fff-4a70-3988-c2901bc51f1d"/>PREMISA: Sisters (subject) discovers (action) past of their world (noun).</text:p>
      <text:p text:style-name="Text_20_body"/>
      <text:p text:style-name="P16"><text:span text:style-name="T2">INTRO TO ADVENTURE: </text:span><text:span text:style-name="T1">Twins wake up and discovers the world.</text:span></text:p>
      <text:list xml:id="list7375247536486306109" text:style-name="L5">
        <text:list-item>
          <text:p text:style-name="P10">Intro to the situation.</text:p>
        </text:list-item>
        <text:list-item>
          <text:p text:style-name="P10">They try to be friendly.</text:p>
        </text:list-item>
        <text:list-item>
          <text:p text:style-name="P10">They fail.</text:p>
        </text:list-item>
        <text:list-item>
          <text:p text:style-name="P10">They make a truce.</text:p>
        </text:list-item>
      </text:list>
      <text:p text:style-name="P16"><text:span text:style-name="T2">ARC 1: </text:span><text:span text:style-name="T1">They try to learn about this new world.</text:span></text:p>
      <text:list xml:id="list8640977045752790643" text:style-name="L6">
        <text:list-item>
          <text:p text:style-name="P11">Into to the situation (they wonder about this new world).</text:p>
        </text:list-item>
        <text:list-item>
          <text:p text:style-name="P11">They research their situation.</text:p>
        </text:list-item>
        <text:list-item>
          <text:p text:style-name="P11">They fail at knowing what to do.</text:p>
        </text:list-item>
        <text:list-item>
          <text:p text:style-name="P11">They make a plan.</text:p>
        </text:list-item>
      </text:list>
      <text:p text:style-name="P16"><text:span text:style-name="T2">ARC 2: </text:span><text:span text:style-name="T1">They get into a fight, they make the peace.</text:span></text:p>
      <text:list xml:id="list8231685998902533699" text:style-name="L7">
        <text:list-item>
          <text:p text:style-name="P12">They discover someone that remembers them (a spooky ghost).</text:p>
        </text:list-item>
        <text:list-item>
          <text:p text:style-name="P12">This spooky ghost try to get them to get along.</text:p>
        </text:list-item>
        <text:list-item>
          <text:p text:style-name="P12">They fight.</text:p>
        </text:list-item>
        <text:list-item>
          <text:p text:style-name="P12">They get along.</text:p>
        </text:list-item>
      </text:list>
      <text:p text:style-name="P16"><text:span text:style-name="T2">ARC 3: </text:span><text:span text:style-name="T1">They receive a letter that tells them about the chest (bread crumb).</text:span></text:p>
      <text:list xml:id="list1701208156261008981" text:style-name="L8">
        <text:list-item>
          <text:p text:style-name="P13">The spooky ghost told them they should stop fighting, it always happens every time they jump.</text:p>
        </text:list-item>
        <text:list-item>
          <text:p text:style-name="P13">They should use their compass to find the treasure.</text:p>
        </text:list-item>
        <text:list-item>
          <text:p text:style-name="P13">The compass guide them.</text:p>
        </text:list-item>
        <text:list-item>
          <text:p text:style-name="P13">They later find it pointing to a cave.</text:p>
        </text:list-item>
      </text:list>
      <text:p text:style-name="P16"><text:span text:style-name="T2">CLIMAX: </text:span><text:span text:style-name="T1">They discover a chest that teleports them to their new world.</text:span></text:p>
      <text:list xml:id="list2323288140333465275" text:style-name="L9">
        <text:list-item>
          <text:p text:style-name="P14">They enter the cave.</text:p>
        </text:list-item>
        <text:list-item>
          <text:p text:style-name="P14">They had to solve how to open the chest.</text:p>
        </text:list-item>
        <text:list-item>
          <text:p text:style-name="P14">They use their magic.</text:p>
        </text:list-item>
      </text:list>
      <text:p text:style-name="P16"><text:span text:style-name="T2">END: </text:span><text:span text:style-name="T1">They leave the world.</text:span></text:p>
      <text:p text:style-name="Standard"/>
      <text:p text:style-name="Standard"/>
      <text:p text:style-name="P17"><text:bookmark text:name="docs-internal-guid-714db9db-7fff-2de5-8114-fe41088868e7"/>Game</text:p>
      <text:list xml:id="list3160028065971479392" text:style-name="L10">
        <text:list-item>
          <text:list>
            <text:list-item>
              <text:p text:style-name="P15">Win condition</text:p>
            </text:list-item>
            <text:list-item>
              <text:p text:style-name="P15">Lose condition</text:p>
            </text:list-item>
            <text:list-item>
              <text:p text:style-name="P15">Gameplay</text:p>
            </text:list-item>
            <text:list-item>
              <text:p text:style-name="P15">Replayability</text:p>
            </text:list-item>
          </text:list>
        </text:list-item>
        <text:list-item>
          <text:p text:style-name="P15">Boardgame</text:p>
          <text:list>
            <text:list-item>
              <text:p text:style-name="P15">Be able to be played in a board game with pen and pencil</text:p>
            </text:list-item>
            <text:list-item>
              <text:p text:style-name="P15">Grid</text:p>
            </text:list-item>
          </text:list>
        </text:list-item>
        <text:list-item>
          <text:p text:style-name="P15">Pixel art jrpg</text:p>
          <text:list>
            <text:list-item>
              <text:p text:style-name="P15">Pixel art world with 3D backgrounds</text:p>
            </text:list-item>
            <text:list-item>
              <text:p text:style-name="P15">Quests, missions</text:p>
            </text:list-item>
            <text:list-item>
              <text:p text:style-name="P15">Dungeon</text:p>
            </text:list-item>
          </text:list>
        </text:list-item>
        <text:list-item>
          <text:p text:style-name="P15">Novel</text:p>
          <text:list>
            <text:list-item>
              <text:p text:style-name="P15">Text Based</text:p>
            </text:list-item>
            <text:list-item>
              <text:p text:style-name="P15">A 30k words novelette</text:p>
            </text:list-item>
            <text:list-item>
              <text:p text:style-name="P15">Dialogs</text:p>
            </text:list-item>
          </text:list>
        </text:list-item>
        <text:list-item>
          <text:p text:style-name="P15">Visual novel</text:p>
          <text:list>
            <text:list-item>
              <text:p text:style-name="P15">Way to tell dialogs</text:p>
            </text:list-item>
          </text:list>
        </text:list-item>
        <text:list-item>
          <text:p text:style-name="P15">Graphic novel (comic)</text:p>
          <text:list>
            <text:list-item>
              <text:p text:style-name="P15">Composition, way to tell actions</text:p>
            </text:list-item>
          </text:list>
        </text:list-item>
        <text:list-item>
          <text:p text:style-name="P15">Anime</text:p>
          <text:list>
            <text:list-item>
              <text:p text:style-name="P15">Cuteness</text:p>
            </text:list-item>
            <text:list-item>
              <text:p text:style-name="P15">Impressionable</text:p>
            </text:list-item>
            <text:list-item>
              <text:p text:style-name="P15">Animation (Tween)</text:p>
            </text:list-item>
          </text:list>
        </text:list-item>
        <text:list-item>
          <text:p text:style-name="P15">Magazine</text:p>
          <text:list>
            <text:list-item>
              <text:p text:style-name="P15">Form arcs are adapted.</text:p>
            </text:list-item>
            <text:list-item>
              <text:p text:style-name="P15">Article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49S</meta:editing-duration>
    <meta:editing-cycles>4</meta:editing-cycles>
    <meta:generator>OpenOffice/4.1.7$Win32 OpenOffice.org_project/417m1$Build-9800</meta:generator>
    <dc:date>2019-11-15T21:33:53.65</dc:date>
    <meta:document-statistic meta:table-count="0" meta:image-count="0" meta:object-count="0" meta:page-count="6" meta:paragraph-count="144" meta:word-count="870" meta:character-count="4436"/>
    <meta:user-defined meta:name="Info 1"/>
    <meta:user-defined meta:name="Info 2"/>
    <meta:user-defined meta:name="Info 3"/>
    <meta:user-defined meta:name="Info 4"/>
  </office:meta>
</office:document-meta>
</file>